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3">
      <style:paragraph-properties fo:break-before="page"/>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Footnote">
      <style:text-properties style:language-asian="zh" style:country-asian="TW"/>
    </style:style>
    <style:style style:name="P258" style:family="paragraph" style:parent-style-name="Text_20_body_20_indent_20_2" style:list-style-name="L13"/>
    <style:style style:name="P259" style:family="paragraph" style:parent-style-name="Text_20_body_20_indent_20_2" style:list-style-name="L14"/>
    <style:style style:name="P260" style:family="paragraph" style:parent-style-name="Text_20_body_20_indent_20_2" style:list-style-name="L14">
      <style:text-properties style:language-asian="zh" style:country-asian="TW"/>
    </style:style>
    <style:style style:name="P26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4.HeaderElement|outline" text:style-name="Internet_20_link" text:visited-style-name="Internet_20_link">HeaderElement<text:tab/>49</text:a></text:p>
          <text:p text:style-name="P13"><text:a xlink:type="simple" xlink:href="#4.1.5.HeadersElement|outline" text:style-name="Internet_20_link" text:visited-style-name="Internet_20_link">HeadersElement<text:tab/>50</text:a></text:p>
          <text:p text:style-name="P13"><text:a xlink:type="simple" xlink:href="#4.1.6.HtmlBasedComponent|outline" text:style-name="Internet_20_link" text:visited-style-name="Internet_20_link">HtmlBasedComponent<text:tab/>51</text:a></text:p>
          <text:p text:style-name="P13"><text:a xlink:type="simple" xlink:href="#4.1.7.InputElement|outline" text:style-name="Internet_20_link" text:visited-style-name="Internet_20_link">InputElement<text:tab/>55</text:a></text:p>
          <text:p text:style-name="P13"><text:a xlink:type="simple" xlink:href="#4.1.8.LabelElement|outline" text:style-name="Internet_20_link" text:visited-style-name="Internet_20_link">LabelElement<text:tab/>58</text:a></text:p>
          <text:p text:style-name="P13"><text:a xlink:type="simple" xlink:href="#4.1.9.LabelImageElement|outline" text:style-name="Internet_20_link" text:visited-style-name="Internet_20_link">LabelImageElement<text:tab/>59</text:a></text:p>
          <text:p text:style-name="P13"><text:a xlink:type="simple" xlink:href="#4.1.11.LayoutRegion|outline" text:style-name="Internet_20_link" text:visited-style-name="Internet_20_link">LayoutRegion<text:tab/>61</text:a></text:p>
          <text:p text:style-name="P13"><text:a xlink:type="simple" xlink:href="#4.1.12.NumberInputElement|outline" text:style-name="Internet_20_link" text:visited-style-name="Internet_20_link">NumberInputElement<text:tab/>64</text:a></text:p>
          <text:p text:style-name="P13"><text:a xlink:type="simple" xlink:href="#4.1.13.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3.Auxhead|outline" text:style-name="Internet_20_link" text:visited-style-name="Internet_20_link">Auxhead<text:tab/>68</text:a></text:p>
          <text:p text:style-name="P13"><text:a xlink:type="simple" xlink:href="#4.2.5.Auxheader|outline" text:style-name="Internet_20_link" text:visited-style-name="Internet_20_link">Auxheader<text:tab/>70</text:a></text:p>
          <text:p text:style-name="P13"><text:a xlink:type="simple" xlink:href="#4.2.6.Bandbox|outline" text:style-name="Internet_20_link" text:visited-style-name="Internet_20_link">Bandbox<text:tab/>72</text:a></text:p>
          <text:p text:style-name="P13"><text:a xlink:type="simple" xlink:href="#4.2.9.Bandpopup|outline" text:style-name="Internet_20_link" text:visited-style-name="Internet_20_link">Bandpopup<text:tab/>75</text:a></text:p>
          <text:p text:style-name="P13"><text:a xlink:type="simple" xlink:href="#4.2.12.Calendar|outline" text:style-name="Internet_20_link" text:visited-style-name="Internet_20_link">Calendar<text:tab/>77</text:a></text:p>
          <text:p text:style-name="P13"><text:a xlink:type="simple" xlink:href="#4.2.15.Borderlayout|outline" text:style-name="Internet_20_link" text:visited-style-name="Internet_20_link">Borderlayout<text:tab/>79</text:a></text:p>
          <text:p text:style-name="P13"><text:a xlink:type="simple" xlink:href="#4.2.16.Box|outline" text:style-name="Internet_20_link" text:visited-style-name="Internet_20_link">Box<text:tab/>82</text:a></text:p>
          <text:p text:style-name="P13"><text:a xlink:type="simple" xlink:href="#4.2.17.Button|outline" text:style-name="Internet_20_link" text:visited-style-name="Internet_20_link">Button<text:tab/>84</text:a></text:p>
          <text:p text:style-name="P13"><text:a xlink:type="simple" xlink:href="#4.2.18.Captcha|outline" text:style-name="Internet_20_link" text:visited-style-name="Internet_20_link">Captcha<text:tab/>86</text:a></text:p>
          <text:p text:style-name="P13"><text:a xlink:type="simple" xlink:href="#4.2.19.Caption|outline" text:style-name="Internet_20_link" text:visited-style-name="Internet_20_link">Caption<text:tab/>89</text:a></text:p>
          <text:p text:style-name="P13"><text:a xlink:type="simple" xlink:href="#4.2.21.Center|outline" text:style-name="Internet_20_link" text:visited-style-name="Internet_20_link">Center<text:tab/>92</text:a></text:p>
          <text:p text:style-name="P13"><text:a xlink:type="simple" xlink:href="#4.2.22.Chart|outline" text:style-name="Internet_20_link" text:visited-style-name="Internet_20_link">Chart<text:tab/>95</text:a></text:p>
          <text:p text:style-name="P13"><text:a xlink:type="simple" xlink:href="#4.2.24.Checkbox|outline" text:style-name="Internet_20_link" text:visited-style-name="Internet_20_link">Checkbox<text:tab/>100</text:a></text:p>
          <text:p text:style-name="P13"><text:a xlink:type="simple" xlink:href="#4.2.25.Column|outline" text:style-name="Internet_20_link" text:visited-style-name="Internet_20_link">Column<text:tab/>102</text:a></text:p>
          <text:p text:style-name="P13"><text:a xlink:type="simple" xlink:href="#4.2.26.Columns|outline" text:style-name="Internet_20_link" text:visited-style-name="Internet_20_link">Columns<text:tab/>106</text:a></text:p>
          <text:p text:style-name="P13"><text:a xlink:type="simple" xlink:href="#4.2.28.Combobox|outline" text:style-name="Internet_20_link" text:visited-style-name="Internet_20_link">Combobox<text:tab/>109</text:a></text:p>
          <text:p text:style-name="P13"><text:a xlink:type="simple" xlink:href="#4.2.30.Comboitem|outline" text:style-name="Internet_20_link" text:visited-style-name="Internet_20_link">Comboitem<text:tab/>113</text:a></text:p>
          <text:p text:style-name="P13"><text:a xlink:type="simple" xlink:href="#4.2.31.Datebox|outline" text:style-name="Internet_20_link" text:visited-style-name="Internet_20_link">Datebox<text:tab/>115</text:a></text:p>
          <text:p text:style-name="P13"><text:a xlink:type="simple" xlink:href="#4.2.32.Doublebox|outline" text:style-name="Internet_20_link" text:visited-style-name="Internet_20_link">Doublebox<text:tab/>119</text:a></text:p>
          <text:p text:style-name="P13"><text:a xlink:type="simple" xlink:href="#4.2.35.Div|outline" text:style-name="Internet_20_link" text:visited-style-name="Internet_20_link">Div<text:tab/>121</text:a></text:p>
          <text:p text:style-name="P13"><text:a xlink:type="simple" xlink:href="#4.2.37.East|outline" text:style-name="Internet_20_link" text:visited-style-name="Internet_20_link">East<text:tab/>123</text:a></text:p>
          <text:p text:style-name="P13"><text:a xlink:type="simple" xlink:href="#4.2.40.Flash|outline" text:style-name="Internet_20_link" text:visited-style-name="Internet_20_link">Flash<text:tab/>126</text:a></text:p>
          <text:p text:style-name="P13"><text:a xlink:type="simple" xlink:href="#4.2.42.Footer|outline" text:style-name="Internet_20_link" text:visited-style-name="Internet_20_link">Footer<text:tab/>128</text:a></text:p>
          <text:p text:style-name="P13"><text:a xlink:type="simple" xlink:href="#4.2.44.Foot|outline" text:style-name="Internet_20_link" text:visited-style-name="Internet_20_link">Foot<text:tab/>130</text:a></text:p>
          <text:p text:style-name="P13"><text:a xlink:type="simple" xlink:href="#4.2.46.Grid|outline" text:style-name="Internet_20_link" text:visited-style-name="Internet_20_link">Grid<text:tab/>132</text:a></text:p>
          <text:p text:style-name="P13"><text:a xlink:type="simple" xlink:href="#4.2.47.Groupbox|outline" text:style-name="Internet_20_link" text:visited-style-name="Internet_20_link">Groupbox<text:tab/>136</text:a></text:p>
          <text:p text:style-name="P13"><text:a xlink:type="simple" xlink:href="#4.2.48.Hbox|outline" text:style-name="Internet_20_link" text:visited-style-name="Internet_20_link">Hbox<text:tab/>139</text:a></text:p>
          <text:p text:style-name="P13"><text:a xlink:type="simple" xlink:href="#4.2.49.Html|outline" text:style-name="Internet_20_link" text:visited-style-name="Internet_20_link">Html<text:tab/>141</text:a></text:p>
          <text:p text:style-name="P13"><text:a xlink:type="simple" xlink:href="#4.2.50.Iframe|outline" text:style-name="Internet_20_link" text:visited-style-name="Internet_20_link">Iframe<text:tab/>143</text:a></text:p>
          <text:p text:style-name="P13"><text:a xlink:type="simple" xlink:href="#4.2.51.Image|outline" text:style-name="Internet_20_link" text:visited-style-name="Internet_20_link">Image<text:tab/>145</text:a></text:p>
          <text:p text:style-name="P13"><text:a xlink:type="simple" xlink:href="#4.2.52.Imagemap|outline" text:style-name="Internet_20_link" text:visited-style-name="Internet_20_link">Imagemap<text:tab/>147</text:a></text:p>
          <text:p text:style-name="P13"><text:a xlink:type="simple" xlink:href="#4.2.53.Include|outline" text:style-name="Internet_20_link" text:visited-style-name="Internet_20_link">Include<text:tab/>149</text:a></text:p>
          <text:p text:style-name="P13"><text:a xlink:type="simple" xlink:href="#4.2.54.Intbox|outline" text:style-name="Internet_20_link" text:visited-style-name="Internet_20_link">Intbox<text:tab/>151</text:a></text:p>
          <text:p text:style-name="P13"><text:a xlink:type="simple" xlink:href="#4.2.55.Label|outline" text:style-name="Internet_20_link" text:visited-style-name="Internet_20_link">Label<text:tab/>154</text:a></text:p>
          <text:p text:style-name="P13"><text:a xlink:type="simple" xlink:href="#4.2.56.Listbox|outline" text:style-name="Internet_20_link" text:visited-style-name="Internet_20_link">Listbox<text:tab/>156</text:a></text:p>
          <text:p text:style-name="P13"><text:a xlink:type="simple" xlink:href="#4.2.57.Listcell|outline" text:style-name="Internet_20_link" text:visited-style-name="Internet_20_link">Listcell<text:tab/>161</text:a></text:p>
          <text:p text:style-name="P13"><text:a xlink:type="simple" xlink:href="#4.2.58.Listfoot|outline" text:style-name="Internet_20_link" text:visited-style-name="Internet_20_link">Listfoot<text:tab/>164</text:a></text:p>
          <text:p text:style-name="P13"><text:a xlink:type="simple" xlink:href="#4.2.59.Listfooter|outline" text:style-name="Internet_20_link" text:visited-style-name="Internet_20_link">Listfooter<text:tab/>166</text:a></text:p>
          <text:p text:style-name="P13"><text:a xlink:type="simple" xlink:href="#4.2.60.Listhead|outline" text:style-name="Internet_20_link" text:visited-style-name="Internet_20_link">Listhead<text:tab/>168</text:a></text:p>
          <text:p text:style-name="P13"><text:a xlink:type="simple" xlink:href="#4.2.61.Listheader|outline" text:style-name="Internet_20_link" text:visited-style-name="Internet_20_link">Listheader<text:tab/>170</text:a></text:p>
          <text:p text:style-name="P13"><text:a xlink:type="simple" xlink:href="#4.2.62.Listitem|outline" text:style-name="Internet_20_link" text:visited-style-name="Internet_20_link">Listitem<text:tab/>173</text:a></text:p>
          <text:p text:style-name="P13"><text:a xlink:type="simple" xlink:href="#4.2.64.Longbox|outline" text:style-name="Internet_20_link" text:visited-style-name="Internet_20_link">Longbox<text:tab/>176</text:a></text:p>
          <text:p text:style-name="P13"><text:a xlink:type="simple" xlink:href="#4.2.65.Menu|outline" text:style-name="Internet_20_link" text:visited-style-name="Internet_20_link">Menu<text:tab/>179</text:a></text:p>
          <text:p text:style-name="P13"><text:a xlink:type="simple" xlink:href="#4.2.66.Menubar|outline" text:style-name="Internet_20_link" text:visited-style-name="Internet_20_link">Menubar<text:tab/>181</text:a></text:p>
          <text:p text:style-name="P13"><text:a xlink:type="simple" xlink:href="#4.2.67.Menuitem|outline" text:style-name="Internet_20_link" text:visited-style-name="Internet_20_link">Menuitem<text:tab/>183</text:a></text:p>
          <text:p text:style-name="P13"><text:a xlink:type="simple" xlink:href="#4.2.68.Menupopup|outline" text:style-name="Internet_20_link" text:visited-style-name="Internet_20_link">Menupopup<text:tab/>185</text:a></text:p>
          <text:p text:style-name="P13"><text:a xlink:type="simple" xlink:href="#4.2.69.Menuseparator|outline" text:style-name="Internet_20_link" text:visited-style-name="Internet_20_link">Menuseparator<text:tab/>187</text:a></text:p>
          <text:p text:style-name="P13"><text:a xlink:type="simple" xlink:href="#4.2.71.North|outline" text:style-name="Internet_20_link" text:visited-style-name="Internet_20_link">North<text:tab/>189</text:a></text:p>
          <text:p text:style-name="P13"><text:a xlink:type="simple" xlink:href="#4.2.72.Paging|outline" text:style-name="Internet_20_link" text:visited-style-name="Internet_20_link">Paging<text:tab/>192</text:a></text:p>
          <text:p text:style-name="P13"><text:a xlink:type="simple" xlink:href="#4.2.75.Popup|outline" text:style-name="Internet_20_link" text:visited-style-name="Internet_20_link">Popup<text:tab/>194</text:a></text:p>
          <text:p text:style-name="P13"><text:a xlink:type="simple" xlink:href="#4.2.77.Progressmeter|outline" text:style-name="Internet_20_link" text:visited-style-name="Internet_20_link">Progressmeter<text:tab/>196</text:a></text:p>
          <text:p text:style-name="P13"><text:a xlink:type="simple" xlink:href="#4.2.78.Radio|outline" text:style-name="Internet_20_link" text:visited-style-name="Internet_20_link">Radio<text:tab/>197</text:a></text:p>
          <text:p text:style-name="P13"><text:a xlink:type="simple" xlink:href="#4.2.79.Radiogroup|outline" text:style-name="Internet_20_link" text:visited-style-name="Internet_20_link">Radiogroup<text:tab/>199</text:a></text:p>
          <text:p text:style-name="P13"><text:a xlink:type="simple" xlink:href="#4.2.80.Row|outline" text:style-name="Internet_20_link" text:visited-style-name="Internet_20_link">Row<text:tab/>201</text:a></text:p>
          <text:p text:style-name="P13"><text:a xlink:type="simple" xlink:href="#4.2.81.Rows|outline" text:style-name="Internet_20_link" text:visited-style-name="Internet_20_link">Rows<text:tab/>204</text:a></text:p>
          <text:p text:style-name="P13"><text:a xlink:type="simple" xlink:href="#4.2.83.Script|outline" text:style-name="Internet_20_link" text:visited-style-name="Internet_20_link">Script<text:tab/>207</text:a></text:p>
          <text:p text:style-name="P13"><text:a xlink:type="simple" xlink:href="#4.2.84.Slider|outline" text:style-name="Internet_20_link" text:visited-style-name="Internet_20_link">Slider<text:tab/>209</text:a></text:p>
          <text:p text:style-name="P13"><text:a xlink:type="simple" xlink:href="#4.2.86.Space|outline" text:style-name="Internet_20_link" text:visited-style-name="Internet_20_link">Space<text:tab/>211</text:a></text:p>
          <text:p text:style-name="P13"><text:a xlink:type="simple" xlink:href="#4.2.88.South|outline" text:style-name="Internet_20_link" text:visited-style-name="Internet_20_link">South<text:tab/>212</text:a></text:p>
          <text:p text:style-name="P13"><text:a xlink:type="simple" xlink:href="#4.2.89.Separator|outline" text:style-name="Internet_20_link" text:visited-style-name="Internet_20_link">Separator<text:tab/>215</text:a></text:p>
          <text:p text:style-name="P13"><text:a xlink:type="simple" xlink:href="#4.2.90.Splitter|outline" text:style-name="Internet_20_link" text:visited-style-name="Internet_20_link">Splitter<text:tab/>217</text:a></text:p>
          <text:p text:style-name="P13"><text:a xlink:type="simple" xlink:href="#4.2.91.Style|outline" text:style-name="Internet_20_link" text:visited-style-name="Internet_20_link">Style<text:tab/>219</text:a></text:p>
          <text:p text:style-name="P13"><text:a xlink:type="simple" xlink:href="#4.2.92.Tab|outline" text:style-name="Internet_20_link" text:visited-style-name="Internet_20_link">Tab<text:tab/>221</text:a></text:p>
          <text:p text:style-name="P13"><text:a xlink:type="simple" xlink:href="#4.2.93.Tabbox|outline" text:style-name="Internet_20_link" text:visited-style-name="Internet_20_link">Tabbox<text:tab/>224</text:a></text:p>
          <text:p text:style-name="P13"><text:a xlink:type="simple" xlink:href="#4.2.94.Tabpanel|outline" text:style-name="Internet_20_link" text:visited-style-name="Internet_20_link">Tabpanel<text:tab/>227</text:a></text:p>
          <text:p text:style-name="P13"><text:a xlink:type="simple" xlink:href="#4.2.95.Tabpanels|outline" text:style-name="Internet_20_link" text:visited-style-name="Internet_20_link">Tabpanels<text:tab/>229</text:a></text:p>
          <text:p text:style-name="P13"><text:a xlink:type="simple" xlink:href="#4.2.96.Tabs|outline" text:style-name="Internet_20_link" text:visited-style-name="Internet_20_link">Tabs<text:tab/>231</text:a></text:p>
          <text:p text:style-name="P13"><text:a xlink:type="simple" xlink:href="#4.2.97.Textbox|outline" text:style-name="Internet_20_link" text:visited-style-name="Internet_20_link">Textbox<text:tab/>233</text:a></text:p>
          <text:p text:style-name="P13"><text:a xlink:type="simple" xlink:href="#4.2.99.Timebox|outline" text:style-name="Internet_20_link" text:visited-style-name="Internet_20_link">Timebox<text:tab/>236</text:a></text:p>
          <text:p text:style-name="P13"><text:a xlink:type="simple" xlink:href="#4.2.102.Timer|outline" text:style-name="Internet_20_link" text:visited-style-name="Internet_20_link">Timer<text:tab/>238</text:a></text:p>
          <text:p text:style-name="P13"><text:a xlink:type="simple" xlink:href="#4.2.103.Toolbar|outline" text:style-name="Internet_20_link" text:visited-style-name="Internet_20_link">Toolbar<text:tab/>240</text:a></text:p>
          <text:p text:style-name="P13"><text:a xlink:type="simple" xlink:href="#4.2.104.Toolbarbutton|outline" text:style-name="Internet_20_link" text:visited-style-name="Internet_20_link">Toolbarbutton<text:tab/>242</text:a></text:p>
          <text:p text:style-name="P13"><text:a xlink:type="simple" xlink:href="#4.2.105.Tree|outline" text:style-name="Internet_20_link" text:visited-style-name="Internet_20_link">Tree<text:tab/>245</text:a></text:p>
          <text:p text:style-name="P13"><text:a xlink:type="simple" xlink:href="#4.2.106.Treecell|outline" text:style-name="Internet_20_link" text:visited-style-name="Internet_20_link">Treecell<text:tab/>250</text:a></text:p>
          <text:p text:style-name="P13"><text:a xlink:type="simple" xlink:href="#4.2.107.Treechildren|outline" text:style-name="Internet_20_link" text:visited-style-name="Internet_20_link">Treechildren<text:tab/>253</text:a></text:p>
          <text:p text:style-name="P13"><text:a xlink:type="simple" xlink:href="#4.2.108.Treecol|outline" text:style-name="Internet_20_link" text:visited-style-name="Internet_20_link">Treecol<text:tab/>257</text:a></text:p>
          <text:p text:style-name="P13"><text:a xlink:type="simple" xlink:href="#4.2.109.Treecols|outline" text:style-name="Internet_20_link" text:visited-style-name="Internet_20_link">Treecols<text:tab/>259</text:a></text:p>
          <text:p text:style-name="P13"><text:a xlink:type="simple" xlink:href="#4.2.110.Treefoot|outline" text:style-name="Internet_20_link" text:visited-style-name="Internet_20_link">Treefoot<text:tab/>261</text:a></text:p>
          <text:p text:style-name="P13"><text:a xlink:type="simple" xlink:href="#4.2.111.Treefooter|outline" text:style-name="Internet_20_link" text:visited-style-name="Internet_20_link">Treefooter<text:tab/>263</text:a></text:p>
          <text:p text:style-name="P13"><text:a xlink:type="simple" xlink:href="#4.2.112.Treeitem|outline" text:style-name="Internet_20_link" text:visited-style-name="Internet_20_link">Treeitem<text:tab/>265</text:a></text:p>
          <text:p text:style-name="P13"><text:a xlink:type="simple" xlink:href="#4.2.113.Treerow|outline" text:style-name="Internet_20_link" text:visited-style-name="Internet_20_link">Treerow<text:tab/>269</text:a></text:p>
          <text:p text:style-name="P13"><text:a xlink:type="simple" xlink:href="#4.2.114.Vbox|outline" text:style-name="Internet_20_link" text:visited-style-name="Internet_20_link">Vbox<text:tab/>272</text:a></text:p>
          <text:p text:style-name="P13"><text:a xlink:type="simple" xlink:href="#4.2.116.West|outline" text:style-name="Internet_20_link" text:visited-style-name="Internet_20_link">West<text:tab/>274</text:a></text:p>
          <text:p text:style-name="P13"><text:a xlink:type="simple" xlink:href="#4.2.117.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3.OpenEvent|outline" text:style-name="Internet_20_link" text:visited-style-name="Internet_20_link">OpenEvent<text:tab/>287</text:a></text:p>
          <text:p text:style-name="P13"><text:a xlink:type="simple" xlink:href="#4.3.16.PageSizeEvent|outline" text:style-name="Internet_20_link" text:visited-style-name="Internet_20_link">PageSizeEvent<text:tab/>289</text:a></text:p>
          <text:p text:style-name="P13"><text:a xlink:type="simple" xlink:href="#4.3.17.PagingEvent|outline" text:style-name="Internet_20_link" text:visited-style-name="Internet_20_link">PagingEvent<text:tab/>289</text:a></text:p>
          <text:p text:style-name="P13"><text:a xlink:type="simple" xlink:href="#4.3.19.ScrollEvent|outline" text:style-name="Internet_20_link" text:visited-style-name="Internet_20_link">ScrollEvent<text:tab/>290</text:a></text:p>
          <text:p text:style-name="P13"><text:a xlink:type="simple" xlink:href="#4.3.20.SelectEvent|outline" text:style-name="Internet_20_link" text:visited-style-name="Internet_20_link">SelectEvent<text:tab/>290</text:a></text:p>
          <text:p text:style-name="P13"><text:a xlink:type="simple" xlink:href="#4.3.22.SelectionEvent|outline" text:style-name="Internet_20_link" text:visited-style-name="Internet_20_link">SelectionEvent<text:tab/>291</text:a></text:p>
          <text:p text:style-name="P13"><text:a xlink:type="simple" xlink:href="#4.3.23.SizeEvent|outline" text:style-name="Internet_20_link" text:visited-style-name="Internet_20_link">SizeEvent<text:tab/>291</text:a></text:p>
          <text:p text:style-name="P13"><text:a xlink:type="simple" xlink:href="#4.3.24.UploadEvent|outline" text:style-name="Internet_20_link" text:visited-style-name="Internet_20_link">UploadEvent<text:tab/>292</text:a></text:p>
          <text:p text:style-name="P13"><text:a xlink:type="simple" xlink:href="#4.3.25.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6.Fileupload|outline" text:style-name="Internet_20_link" text:visited-style-name="Internet_20_link">Fileupload<text:tab/>295</text:a></text:p>
          <text:p text:style-name="P13"><text:a xlink:type="simple" xlink:href="#4.4.7.ListitemRenderer|outline" text:style-name="Internet_20_link" text:visited-style-name="Internet_20_link">ListitemRenderer<text:tab/>297</text:a></text:p>
          <text:p text:style-name="P13"><text:a xlink:type="simple" xlink:href="#4.4.8.ListModel|outline" text:style-name="Internet_20_link" text:visited-style-name="Internet_20_link">ListModel<text:tab/>297</text:a></text:p>
          <text:p text:style-name="P13"><text:a xlink:type="simple" xlink:href="#4.4.11.Messagebox|outline" text:style-name="Internet_20_link" text:visited-style-name="Internet_20_link">Messagebox<text:tab/>299</text:a></text:p>
          <text:p text:style-name="P13"><text:a xlink:type="simple" xlink:href="#4.4.14.RendererCtrl|outline" text:style-name="Internet_20_link" text:visited-style-name="Internet_20_link">RendererCtrl<text:tab/>301</text:a></text:p>
          <text:p text:style-name="P13"><text:a xlink:type="simple" xlink:href="#4.4.17.SimpleConstraint|outline" text:style-name="Internet_20_link" text:visited-style-name="Internet_20_link">SimpleConstraint<text:tab/>302</text:a></text:p>
          <text:p text:style-name="P13"><text:a xlink:type="simple" xlink:href="#4.4.20.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1</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h text:style-name="P74" text:outline-level="3"/>
      <text:h text:style-name="Heading_20_3" text:outline-level="3"><text:bookmark-start text:name="HeaderElement"/>HeaderElement<text:bookmark-end text:name="HeaderElement"/></text:h>
      <text:p text:style-name="P54">A skeletal implementation for a header.</text:p>
      <text:h text:style-name="P75" text:outline-level="4">Class Name</text:h>
      <text:p text:style-name="P55"><text:span text:style-name="T36">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8"/>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8">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8"/>
          </table:table-cell>
          <table:table-cell table:style-name="Table12.A2" office:value-type="string">
            <text:p text:style-name="P59"><text:span text:style-name="T41">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5" text:outline-level="4">Class Name</text:h>
      <text:p text:style-name="P55"><text:span text:style-name="T36">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8"/>
          </table:table-cell>
          <table:table-cell table:style-name="Table15.A2" office:value-type="string">
            <text:p text:style-name="P59"><text:span text:style-name="T39">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8"><text:a xlink:type="simple" xlink:href="#DropEvent"><text:span text:style-name="T43">org.zkoss.zk.ui.event.DropEvent</text:span></text:a></text:p>
            <text:p text:style-name="P78"><text:a xlink:type="simple" xlink:href="#DropEvent"><text:span text:style-name="T43"/></text:a></text:p>
            <text:p text:style-name="P61">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8">Sets the height.</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8">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8">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8">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8">Sets the width.</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8">Sets the Z index.</text:p>
          </table:table-cell>
          <table:table-cell table:style-name="Table18.A2" office:value-type="string">
            <text:p text:style-name="P57"><text:span text:style-name="Source_20_Text">int</text:span></text:p>
          </table:table-cell>
          <table:table-cell table:style-name="Table18.D2" office:value-type="string">
            <text:p text:style-name="P81"><text:span text:style-name="Source_20_Text">0</text:span></text:p>
          </table:table-cell>
        </table:table-row>
      </table:table>
      <text:p text:style-name="P63"/>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5" text:outline-level="4">Class Name</text:h>
      <text:p text:style-name="P55"><text:span text:style-name="T36">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5" text:outline-level="4">Class Name</text:h>
      <text:p text:style-name="P55"><text:span text:style-name="T36">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8">org.zkoss.zul.impl.XulElement</text:span></text:a></text:p>
          </table:table-cell>
        </table:table-row>
        <table:table-row table:style-name="Table31.2">
          <table:table-cell table:style-name="Table31.A2" office:value-type="string">
            <text:p text:style-name="P88"><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4" text:outline-level="3"><text:bookmark-start text:name="NumberInputElement"/>NumberInputElement<text:bookmark-end text:name="NumberInputElement"/></text:h>
      <text:p text:style-name="P54">A skeletal implementation for number-type input box. </text:p>
      <text:p text:style-name="P94"/>
      <text:h text:style-name="P75" text:outline-level="4">Class Name</text:h>
      <text:p text:style-name="P55"><text:span text:style-name="T36">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5" text:outline-level="4">Class Name</text:h>
      <text:p text:style-name="P55"><text:span text:style-name="T36">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8">Sets the alignment: <text:span text:style-name="T61">one of top</text:span><text:span text:style-name="T40">, </text:span></text:p>
            <text:p text:style-name="P78"><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8">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8">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text:span></text:p>
      <text:h text:style-name="P77" text:outline-level="4">Supported Child Components</text:h>
      <text:p text:style-name="P100"><text:span text:style-name="T65"><text:tab/></text:span><text:span text:style-name="T66"> </text:span><text:a xlink:type="simple" xlink:href="#Auxheader"><text:span text:style-name="T67">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8">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er</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4">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6">Returns </text:span><text:span text:style-name="T77">west</text:span><text:span text:style-name="T76">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9"><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5"><text:span text:style-name="T53">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8">getOuterAttrs() </text:span></text:p>
          </table:table-cell>
          <table:table-cell table:style-name="Table323.A2" office:value-type="string">
            <text:p text:style-name="Table_20_Contents"/>
          </table:table-cell>
          <table:table-cell table:style-name="Table323.C2" office:value-type="string">
            <text:p text:style-name="P122"><text:span text:style-name="T79">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4"><text:tab/> <text:span text:style-name="T64">*None</text:span></text:p>
      <text:h text:style-name="P91" text:outline-level="4">Properties</text:h>
      <text:p text:style-name="P125"><text:tab/><text:span text:style-name="T83">*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5"><text:span text:style-name="T36">org.zkoss.zul.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8">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8">Sets the vertical alignment of the adjacent cells of a box.</text:p>
            <text:p text:style-name="P78"><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8"><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5"><text:span text:style-name="T30">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8"><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5"><text:span text:style-name="T36">org.zkoss.zul.Captcha</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5"><text:span text:style-name="T36">org.zkoss.zul.Caption</text:span></text:p>
      <text:h text:style-name="P77" text:outline-level="4">Supported Child Components</text:h>
      <text:p text:style-name="P127">*ALL</text:p>
      <text:h text:style-name="P77"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7">*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8">org.zkoss.zkex.zul.LayoutRegion </text:span></text:a></text:p>
          </table:table-cell>
        </table:table-row>
        <table:table-row table:style-name="Table57.2">
          <table:table-cell table:style-name="Table57.A2" office:value-type="string">
            <text:p text:style-name="P88"><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5"><text:span text:style-name="T36">org.zkoss.zul.Chart</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text:span></text:p>
            <text:p text:style-name="P78"><text:span text:style-name="T38">Use getX(), getY() method to get coo</text:span><text:span text:style-name="T85">rdinates.</text:span></text:p>
            <text:p text:style-name="P78"><text:span text:style-name="T85">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5"><text:span text:style-name="T30">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8"><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8"><text:a xlink:type="simple" xlink:href="#ColSizeEvent"><text:span text:style-name="T43">org.zkoss.zul.event.ColSizeEvent</text:span></text:a></text:p>
            <text:p text:style-name="P78"><text:span text:style-name="T46">Description:</text:span><text:span text:style-name="T38"> </text:span><text:span text:style-name="T94">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5">*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8"><text:a xlink:type="simple" xlink:href="#InputEvent"><text:span text:style-name="T43">org.zkoss.zk.ui.event.InputEvent</text:span></text:a></text:p>
            <text:p text:style-name="P78"><text:a xlink:type="simple" xlink:href="#MouseEvent"><text:span text:style-name="T43"/></text:a></text:p>
            <text:p text:style-name="P78"><text:span text:style-name="T46">Description:</text:span><text:span text:style-name="T38"> </text:span><text:span text:style-name="T94">Denotes the content of an input component has been</text:span></text:p>
            <text:p text:style-name="P138"><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8"><text:a xlink:type="simple" xlink:href="#InputEvent"><text:span text:style-name="T43">org.zkoss.zk.ui.event.InputEvent</text:span></text:a></text:p>
            <text:p text:style-name="P78"><text:span text:style-name="T38"/></text:p>
            <text:p text:style-name="P78"><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9"><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8"><text:a xlink:type="simple" xlink:href="#SelectionEvent"><text:span text:style-name="T43">org.zkoss.zk.ui.event.SelectionEvent</text:span></text:a></text:p>
            <text:p text:style-name="P78"><text:a xlink:type="simple" xlink:href="#MouseEvent"><text:span text:style-name="T43"/></text:a></text:p>
            <text:p text:style-name="P78"><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6">Description:</text:span><text:span text:style-name="Source_20_Text"> </text:span><text:span text:style-name="T96">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7">load-on-demand </text:span>by listening to</text:p>
            <text:p text:style-name="P140">the <text:span text:style-name="Source_20_Text">onOpen</text:span><text:span text:style-name="T80"> </text:span>event, and creating components when the</text:p>
            <text:p text:style-name="P137">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8"><text:a xlink:type="simple" xlink:href="#SelectEvent"><text:span text:style-name="T43">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41"><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42"><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text:span><text:span text:style-name="T102">omboitem</text:span></text:p>
      <text:h text:style-name="P77" text:outline-level="4">Supported Child Components</text:h>
      <text:p text:style-name="Text_20_body_20_indent_20_2">*NONE</text:p>
      <text:h text:style-name="P77"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4"><text:span text:style-name="T95">An edit box for holding a date. <text:s/>After click on the calender, a </text:span><text:span text:style-name="T57">calender</text:span><text:span text:style-name="T95"> will pop-up for inputting date.</text:span></text:p>
      <text:p text:style-name="P144"><text:span text:style-name="T95">Mouseless Entry </text:span><text:span text:style-name="T57">datebox</text:span></text:p>
      <text:p text:style-name="P144"><text:span text:style-name="T95">• Alt+DOWN to pop up the </text:span><text:span text:style-name="T57">calendar.</text:span></text:p>
      <text:p text:style-name="P144"><text:span text:style-name="T95">• LEFT, RIGHT, UP and DOWN to change the selected day from the </text:span><text:span text:style-name="T57">calendar.</text:span></text:p>
      <text:p text:style-name="P144"><text:span text:style-name="T95">• ENTER to activate the selection by copying the selected day to the </text:span><text:span text:style-name="T57">datebox</text:span><text:span text:style-name="T95"> control.</text:span></text:p>
      <text:p text:style-name="P144"><text:span text:style-name="T95">• Alt+UP or ESC to give up the selection and close the </text:span><text:span text:style-name="T57">calendar</text:span><text:span text:style-name="T95">.</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8">whether to use a compact layou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8"><text:a xlink:type="simple" xlink:href="#MouseEvent"><text:span text:style-name="T43">org.zkoss.zk.ui.event.MouseEvent</text:span></text:a></text:p>
            <text:p text:style-name="P78"><text:span text:style-name="T38"/></text:p>
            <text:p text:style-name="P78"><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6">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4">org.zkoss.zul.impl.NumberInputElement</text:span></text:a></text:p>
          </table:table-cell>
        </table:table-row>
        <table:table-row>
          <table:table-cell table:style-name="Table83.A2" office:value-type="string">
            <text:p text:style-name="P147"><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h text:style-name="P74" text:outline-level="3"/>
      <text:h text:style-name="Heading_20_3" text:outline-level="3">Div</text:h>
      <text:p text:style-name="P144"><text:span text:style-name="T95">The same as </text:span><text:span text:style-name="T57">HTML DIV </text:span><text:span text:style-name="T95">tag.</text:span></text:p>
      <text:p text:style-name="P144"><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h text:style-name="P74"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5" text:outline-level="4">Class Name</text:h>
      <text:p text:style-name="P55"><text:span text:style-name="T53">org.zkoss.zul.Flash</text:span></text:p>
      <text:h text:style-name="P77"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32"><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8">window</text:span><text:span text:style-name="T109"> - movie plays in its own rectangular window on a web page.</text:span></text:p>
              </text:list-item>
              <text:list-item>
                <text:p text:style-name="P154"><text:span text:style-name="T108">opaque</text:span><text:span text:style-name="T109"> - the movie hides everything on the page behind it.</text:span></text:p>
              </text:list-item>
              <text:list-item>
                <text:p text:style-name="P154"><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10">transparent</text:span></text:p>
          </table:table-cell>
        </table:table-row>
      </table:table>
      <text:p text:style-name="P103">Methods</text:p>
      <text:p text:style-name="P155">*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er</text:span></text:p>
      <text:h text:style-name="P77"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32"><text:span text:style-name="T99">setParent(org.zkoss.zk.ui.Component parent)</text:span></text:p>
          </table:table-cell>
          <table:table-cell table:style-name="Table328.A2" office:value-type="string">
            <text:p text:style-name="P104"/>
          </table:table-cell>
          <table:table-cell table:style-name="Table328.C2" office:value-type="string">
            <text:p text:style-name="P59"><text:span text:style-name="T106">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text:span></text:p>
      <text:h text:style-name="P77" text:outline-level="4">Supported Child Components</text:h>
      <text:p text:style-name="P100"><text:span text:style-name="T65"><text:tab/> <text:s/></text:span><text:a xlink:type="simple" xlink:href="#Footer"><text:span text:style-name="T112">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06">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8"><text:span text:style-name="T68">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8"><text:span text:style-name="T106">setParent(org.zkoss.zk.ui.Component parent)</text:span></text:p>
          </table:table-cell>
          <table:table-cell table:style-name="Table331.A2" office:value-type="string">
            <text:p text:style-name="P104"/>
          </table:table-cell>
          <table:table-cell table:style-name="Table331.C2" office:value-type="string">
            <text:p text:style-name="P59"><text:span text:style-name="T106">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8"><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1"><text:span text:style-name="Source_20_Text">&lt;null&gt;</text:span></text:p>
          </table:table-cell>
        </table:table-row>
      </table:table>
      <text:p text:style-name="P63"/>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5"><text:span text:style-name="T30">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8"><text:a xlink:type="simple" xlink:href="#OpenEvent"><text:span text:style-name="T43">org.zkoss.zk.ui.event.OpenEvent</text:span></text:a></text:p>
            <text:p text:style-name="P78"><text:a xlink:type="simple" xlink:href="#MouseEvent"><text:span text:style-name="T43"/></text:a></text:p>
            <text:p text:style-name="P78"><text:span text:style-name="T46">Description:</text:span><text:span text:style-name="T38"> </text:span><text:span text:style-name="T94">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H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 <text:s/><text:span text:style-name="T87">*NONE</text:span></text:p>
      <text:h text:style-name="P77" text:outline-level="4">Methods</text:h>
      <text:p text:style-name="P128"><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5" text:outline-level="4">Class Name</text:h>
      <text:p text:style-name="P55"><text:span text:style-name="T36">org.zkoss.zul.Htm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3"/>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4"/>
      <text:h text:style-name="P75" text:outline-level="4">Class Name</text:h>
      <text:p text:style-name="P55"><text:span text:style-name="T36">org.zkoss.zul.Ifram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5"><text:span text:style-name="T36">org.zkoss.zul.Imag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5" text:outline-level="4">Class Name</text:h>
      <text:p text:style-name="P55"><text:span text:style-name="T36">org.zkoss.zul.Imagemap</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5" text:outline-level="4">Class Name</text:h>
      <text:p text:style-name="P55"><text:span text:style-name="T30">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5"><text:span text:style-name="T36">org.zkoss.zul.Intbox</text:span></text:p>
      <text:h text:style-name="P77" text:outline-level="4">Supported Child Components</text:h>
      <text:p text:style-name="P166">*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5" text:outline-level="4">Class Name</text:h>
      <text:p text:style-name="P55"><text:span text:style-name="T36">org.zkoss.zul.Labe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5"><text:span text:style-name="T30">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8"><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2">Value: </text:span><text:span text:style-name="T93">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8"><text:a xlink:type="simple" xlink:href="#SelectEvent"><text:span text:style-name="T124">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5"><text:span text:style-name="T36">org.zkoss.zul.Longbox</text:span></text:p>
      <text:h text:style-name="P77" text:outline-level="4">Supported Child Components</text:h>
      <text:p text:style-name="P166">*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5"/>
      <text:h text:style-name="P77"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5">*NONE</text:p>
      <text:h text:style-name="P72" text:outline-level="4">Supported Events</text:h>
      <text:p text:style-name="P145">*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8">org.zkoss.zk.ui.event.MouseEvent</text:span></text:a></text:p>
            <text:p text:style-name="P141"><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8">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8"><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8">org.zkoss.zkex.zul.LayoutRegion </text:span></text:a></text:p>
          </table:table-cell>
        </table:table-row>
        <table:table-row table:style-name="Table165.2">
          <table:table-cell table:style-name="Table165.A2" office:value-type="string">
            <text:p text:style-name="P88"><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5"><text:span text:style-name="T36">org.zkoss.zul.Paging</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8"><text:a xlink:type="simple" xlink:href="#PagingEvent"><text:span text:style-name="T43">org.zkoss.zk.ui.event.PagingEvent</text:span></text:a></text:p>
            <text:p text:style-name="P78"><text:span text:style-name="T46">Description:</text:span><text:span text:style-name="T38"> </text:span><text:span text:style-name="T85">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h text:style-name="P74" text:outline-level="3"/>
      <text:h text:style-name="Heading_20_3" text:outline-level="3"><text:bookmark-start text:name="Popup"/>Popup<text:bookmark-end text:name="Popup"/></text:h>
      <text:p text:style-name="P183"><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5">*ALL</text:p>
      <text:h text:style-name="P72" text:outline-level="4">Supported Events</text:h>
      <text:p text:style-name="P145">*NONE</text:p>
      <text:h text:style-name="P72"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5" text:outline-level="4">Class Name</text:h>
      <text:p text:style-name="P55"><text:span text:style-name="T53">org.zkoss.zul.Progressmeter</text:span></text:p>
      <text:h text:style-name="P77"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5"><text:span text:style-name="T36">org.zkoss.zul.Radio</text:span></text:p>
      <text:h text:style-name="P77" text:outline-level="4">Supported Child Components</text:h>
      <text:p text:style-name="P129"><text:span text:style-name="T45">*NONE</text:span> </text:p>
      <text:h text:style-name="P77"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5"><text:span text:style-name="T36">org.zkoss.zul.Radiogroup</text:span></text:p>
      <text:h text:style-name="P77" text:outline-level="4">Supported Child Components</text:h>
      <text:p text:style-name="P79">*ALL</text:p>
      <text:h text:style-name="P77" text:outline-level="4">Supported Events</text:h>
      <text:p text:style-name="P184">*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text:span></text:p>
      <text:h text:style-name="P77" text:outline-level="4">Supported Child Components</text:h>
      <text:p text:style-name="Text_20_body_20_indent_20_2">*ALL</text:p>
      <text:h text:style-name="P77"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8"><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1"><text:span text:style-name="Source_20_Text">&lt;null&gt;</text:span></text:p>
          </table:table-cell>
        </table:table-row>
      </table:table>
      <text:p text:style-name="P63"/>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s</text:span></text:p>
      <text:h text:style-name="P187" text:outline-level="4">Supported Child Components</text:h>
      <text:p text:style-name="Text_20_body_20_indent_20_2"><text:a xlink:type="simple" xlink:href="#Row">Row</text:a></text:p>
      <text:h text:style-name="P77" text:outline-level="4">Supported Events</text:h>
      <text:p text:style-name="P143">*NONE</text:p>
      <text:h text:style-name="P91" text:outline-level="4">Properties</text:h>
      <text:p text:style-name="P143">*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h text:style-name="P74"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5"><text:span text:style-name="T53">org.zkoss.zul.Script</text:span></text:p>
      <text:h text:style-name="P77" text:outline-level="4">Supported Child Components</text:h>
      <text:p text:style-name="P152"><text:tab/> <text:s/>*NONE</text:p>
      <text:h text:style-name="P83" text:outline-level="4">Supported Events</text:h>
      <text:p text:style-name="P101"><text:tab/> <text:s/>*NONE</text:p>
      <text:h text:style-name="P107"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9">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9">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9">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9">Sets the type of this client script.</text:p>
          </table:table-cell>
          <table:table-cell table:style-name="Table339.C2" office:value-type="string">
            <text:p text:style-name="P59"><text:span text:style-name="T140">java.lang.String</text:span></text:p>
          </table:table-cell>
        </table:table-row>
      </table:table>
      <text:p text:style-name="P190"/>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4"><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10"/>
      <text:p text:style-name="P68"/>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1">allowed value by the </text:span><text:span text:style-name="T142">maxpos</text:span><text:span text:style-name="T141">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5">*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6"><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7"><text:span text:style-name="T143">Description:</text:span><text:span text:style-name="T144"> Denotes that user is scrolling a scrollable component.</text:span></text:p>
            <text:p text:style-name="P198">Notice that the component's content (at the server)</text:p>
            <text:p text:style-name="P199"><text:span text:style-name="T145">won't be changed until </text:span><text:span text:style-name="T57">onScroll</text:span><text:span text:style-name="T146"> is received. Thus, you</text:span></text:p>
            <text:p text:style-name="P199"><text:span text:style-name="T145">have to invoke the </text:span><text:span text:style-name="T57">getPos</text:span><text:span text:style-name="T146"> method in the </text:span><text:span text:style-name="T57">ScrollEvent</text:span></text:p>
            <text:p text:style-name="P198">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5"><text:span text:style-name="T53">org.zkoss.zul.Space</text:span></text:p>
      <text:h text:style-name="P77" text:outline-level="4">Supported Child Components</text:h>
      <text:p text:style-name="P152"><text:tab/> <text:s/>*NONE</text:p>
      <text:h text:style-name="P76" text:outline-level="4">Supported Events</text:h>
      <text:p text:style-name="P101"><text:tab/> <text:s/>*NONE</text:p>
      <text:h text:style-name="P91" text:outline-level="4">Properties</text:h>
      <text:h text:style-name="P200" text:outline-level="4">*NONE</text:h>
      <text:p text:style-name="P103">Methods</text:p>
      <text:p text:style-name="P103"/>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4"><text:span text:style-name="T125">Space is a </text:span><text:span text:style-name="T126">Separator</text:span><text:span text:style-name="T125"> with the orient default to "</text:span><text:span text:style-name="T126">horizontal</text:span><text:span text:style-name="T125">".</text:span></text:p>
      <text:p text:style-name="P144"><text:span text:style-name="T125">In other words, </text:span><text:span text:style-name="T126">&lt;space&gt;</text:span><text:span text:style-name="T125"> is equivalent to </text:span><text:span text:style-name="T126">&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5">*NONE </text:p>
      <text:h text:style-name="P72" text:outline-level="4">Supported Events</text:h>
      <text:p text:style-name="P145">*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2">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4">the orient. <text:s/></text:p>
            <text:p text:style-name="P78"><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4"><text:span text:style-name="T56">An element which should appear before or after an element inside a box (Box, Vbox and Hbox).</text:span></text:p>
      <text:p text:style-name="P144"><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5">*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5">*NONE </text:p>
      <text:h text:style-name="P72" text:outline-level="4">Supported Events</text:h>
      <text:p text:style-name="P145">*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5"><text:span text:style-name="T36">org.zkoss.zul.Tab</text:span></text:p>
      <text:h text:style-name="P77" text:outline-level="4">Supported Child Components</text:h>
      <text:p text:style-name="P166">*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8"><text:span text:style-name="T2">Sets whether this tab is closable. If closable, a button is displayed and the </text:span><text:span text:style-name="T34">onClose </text:span><text:span text:style-name="T2">event is sent if an user clicks the button. </text:span></text:p>
            <text:p text:style-name="P78"><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5"/>
      <text:h text:style-name="P77"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8"><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8"><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5"/>
      <text:h text:style-name="P77"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panel</text:span></text:p>
      <text:h text:style-name="P77" text:outline-level="4">Supported Child Components</text:h>
      <text:p text:style-name="P166">*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ext:p text:style-name="P124"><text:tab/><text:span text:style-name="T64">*NONE</text:span></text:p>
      <text:p text:style-name="P207"/>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5"/>
      <text:h text:style-name="P77"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reepanels</text:span></text:p>
      <text:h text:style-name="P77" text:outline-level="4">Supported Child Components</text:h>
      <text:p text:style-name="P166"><text:a xlink:type="simple" xlink:href="#Tabpanel"><text:span text:style-name="Source_20_Text">Tabpanel</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5"/>
      <text:h text:style-name="P77"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s</text:span></text:p>
      <text:h text:style-name="P77" text:outline-level="4">Supported Child Components</text:h>
      <text:p text:style-name="P166"><text:a xlink:type="simple" xlink:href="#Tab"><text:span text:style-name="Source_20_Text">Tab</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5"/>
      <text:h text:style-name="P77"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5"><text:span text:style-name="T36">org.zkoss.zul.Textbox</text:span></text:p>
      <text:h text:style-name="P77" text:outline-level="4">Supported Child Components</text:h>
      <text:p text:style-name="P166">*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9">&lt;empty string&gt;</text:p>
          </table:table-cell>
        </table:table-row>
      </table:table>
      <text:p text:style-name="P63"/>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10">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5" text:outline-level="4">Class Name</text:h>
      <text:p text:style-name="P55"><text:span text:style-name="T53">org.zkoss.zul.Timebox</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10"/>
      <text:h text:style-name="Heading_20_3" text:outline-level="3"/>
      <text:h text:style-name="P74" text:outline-level="3"/>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5"><text:span text:style-name="T36">org.zkoss.zul.Timer</text:span></text:p>
      <text:h text:style-name="P77" text:outline-level="4">Supported Child Components</text:h>
      <text:p text:style-name="P166">*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7"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5"><text:span text:style-name="T36">org.zkoss.zul.Toolbar</text:span></text:p>
      <text:h text:style-name="P77" text:outline-level="4">Supported Child Components</text:h>
      <text:p text:style-name="P166">*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8">Sets the ori<text:span text:style-name="T2">ent.</text:span></text:p>
            <text:p text:style-name="P78"><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7" text:outline-level="4">Methods</text:h>
      <text:p text:style-name="P21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5"><text:span text:style-name="T36">org.zkoss.zul.Toolbarbutton</text:span></text:p>
      <text:h text:style-name="P77" text:outline-level="4">Supported Child Components</text:h>
      <text:p text:style-name="P166">*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6">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154">Button</text:span></text:a><text:span text:style-name="T2"> to know more.</text:span></text:p>
            <text:p text:style-name="P78"><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7"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8"><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5"/>
      <text:h text:style-name="P77"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ell</text:span></text:p>
      <text:h text:style-name="P77" text:outline-level="4">Supported Child Components</text:h>
      <text:p text:style-name="P166">*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5"/>
      <text:h text:style-name="P77"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hildren</text:span></text:p>
      <text:h text:style-name="P77" text:outline-level="4">Supported Child Components</text:h>
      <text:p text:style-name="P166"><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8"><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5"/>
      <text:h text:style-name="P77"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text:span></text:p>
      <text:h text:style-name="P77" text:outline-level="4">Supported Child Components</text:h>
      <text:p text:style-name="P166">*NONE</text:p>
      <text:h text:style-name="P77" text:outline-level="4">Supported Events</text:h>
      <text:p text:style-name="P124"><text:tab/>*<text:span text:style-name="T64">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5"/>
      <text:h text:style-name="P77"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s</text:span></text:p>
      <text:h text:style-name="P77" text:outline-level="4">Supported Child Components</text:h>
      <text:p text:style-name="P166"><text:a xlink:type="simple" xlink:href="#Treecol"><text:span text:style-name="Source_20_Text">Treecol</text:span></text:a></text:p>
      <text:p text:style-name="P166"><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7" text:outline-level="4">Properties</text:h>
      <text:p text:style-name="P124"><text:tab/><text:span text:style-name="T64">*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5"/>
      <text:h text:style-name="P77"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text:span></text:p>
      <text:h text:style-name="P77" text:outline-level="4">Supported Child Components</text:h>
      <text:p text:style-name="P166"><text:a xlink:type="simple" xlink:href="#Treefooter"><text:span text:style-name="Source_20_Text">Treefooter</text:span></text:a></text:p>
      <text:h text:style-name="P77" text:outline-level="4">Supported Events</text:h>
      <text:p text:style-name="P124"><text:tab/>*<text:span text:style-name="T64">None</text:span></text:p>
      <text:h text:style-name="P97" text:outline-level="4">Properties</text:h>
      <text:p text:style-name="P124"><text:tab/>*<text:span text:style-name="T64">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5"/>
      <text:h text:style-name="P77"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er</text:span></text:p>
      <text:h text:style-name="P77" text:outline-level="4">Supported Child Components</text:h>
      <text:p text:style-name="P166">*ALL</text:p>
      <text:h text:style-name="P77" text:outline-level="4">Supported Events</text:h>
      <text:p text:style-name="P124"><text:tab/>*<text:span text:style-name="T64">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5"/>
      <text:h text:style-name="P77"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8"><text:span text:style-name="T2">Sets the image of the </text:span><text:span text:style-name="T34">Treecell </text:span><text:span text:style-name="T2">it contains. If it is not created, we automatically create it. </text:span></text:p>
            <text:p text:style-name="P78"><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5"/>
      <text:h text:style-name="P77"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218"><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5"/>
      <text:h text:style-name="P77"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V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text:span text:style-name="T87">*NONE</text:span></text:p>
      <text:h text:style-name="P77" text:outline-level="4">Methods</text:h>
      <text:p text:style-name="P128"><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8">org.zkoss.zkex.zul.LayoutRegion </text:span></text:a></text:p>
          </table:table-cell>
        </table:table-row>
        <table:table-row table:style-name="Table262.2">
          <table:table-cell table:style-name="Table262.A2" office:value-type="string">
            <text:p text:style-name="P88"><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5"><text:span text:style-name="T30">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8"><text:span text:style-name="T3">Event:</text:span><text:span text:style-name="T64"> <text:s/></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8"><text:span text:style-name="T3">Event: </text:span><text:a xlink:type="simple" xlink:href="#OpenEvent"><text:span text:style-name="T43">org.zkoss.zk.ui.event.OpenEvent</text:span></text:a></text:p>
            <text:p text:style-name="P78"><text:span text:style-name="T64">Denotes user has opened or closed a component.</text:span><text:span text:style-name="T38"> </text:span></text:p>
            <text:p text:style-name="P78"><text:span text:style-name="T46">Note:</text:span></text:p>
            <text:p text:style-name="P78"><text:span text:style-name="T64">Unlike </text:span><text:span text:style-name="T38">onClose</text:span><text:span text:style-name="T64">, this event is only a notification. The</text:span></text:p>
            <text:p text:style-name="P222">client sends this event after opening or closing the</text:p>
            <text:p text:style-name="P222">component.</text:p>
            <text:p text:style-name="P222">It is useful to implement load-on-demand by listening to</text:p>
            <text:p text:style-name="P78"><text:span text:style-name="T64">the </text:span><text:span text:style-name="T38">onOpen</text:span><text:span text:style-name="T64"> event, and creating components when the</text:span></text:p>
            <text:p text:style-name="P22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8"><text:span text:style-name="T3">Event:</text:span><text:span text:style-name="T64"> </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8">border </text:span></text:p>
          </table:table-cell>
          <table:table-cell table:style-name="Table264.A2" office:value-type="string">
            <text:p text:style-name="P223">Sets the border </text:p>
            <text:p text:style-name="P141"><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20"><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25"><text:span text:style-name="T165">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25"><text:span text:style-name="T165">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25"><text:span text:style-name="T165">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25"><text:span text:style-name="T165">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5" text:outline-level="4">Class Name</text:h>
      <text:p text:style-name="P225"><text:span text:style-name="T165">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7"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25"><text:span text:style-name="T165">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25"><text:span text:style-name="T165">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5" text:outline-level="4">Class Name</text:h>
      <text:p text:style-name="P225"><text:span text:style-name="T165">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25"><text:span text:style-name="T165">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5" text:outline-level="4">Class Name</text:h>
      <text:p text:style-name="P225"><text:span text:style-name="T165">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1"><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1"><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25"><text:span text:style-name="T165">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25"><text:span text:style-name="T165">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25"><text:span text:style-name="T165">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5" text:outline-level="4">Class Name</text:h>
      <text:p text:style-name="P225"><text:span text:style-name="T165">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7"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25"><text:span text:style-name="T165">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25"><text:span text:style-name="T165">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25"><text:span text:style-name="T165">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57"><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25"><text:span text:style-name="T165">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31"><text:span text:style-name="T60">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0">org.zkoss.util.media.Media</text:span></text:p>
          </table:table-cell>
        </table:table-row>
        <table:table-row>
          <table:table-cell table:style-name="Table300.A2" office:value-type="string">
            <text:p text:style-name="P231"><text:span text:style-name="T60">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0">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5" text:outline-level="4">Class Name</text:h>
      <text:p text:style-name="P225"><text:span text:style-name="T165">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7"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25"><text:span text:style-name="T165">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25"><text:span text:style-name="T165">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5"><text:span text:style-name="T36">validate(org.zkoss.zk.ui.Component comp, java.lang.Object </text:span></text:p>
            <text:p text:style-name="P235"><text:span text:style-name="T36">value)</text:span></text:p>
            <text:p text:style-name="P78"><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57"><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5" text:outline-level="4">Interface Name</text:h>
      <text:p text:style-name="P225"><text:span text:style-name="T165">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5"><text:span text:style-name="T36">getConstraint()</text:span></text:p>
            <text:p text:style-name="P78"><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5">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5" text:outline-level="4">Class Name</text:h>
      <text:p text:style-name="P225"><text:span text:style-name="T165">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9" text:outline-level="4"/>
      <text:p text:style-name="P240"/>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4"><text:span text:style-name="T60">get()</text:span></text:p>
            <text:p text:style-name="P78"><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8">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6">Listbox</text:span></text:a><text:span text:style-name="T2">.</text:span></text:p>
      <text:h text:style-name="P75" text:outline-level="4">Interface Name</text:h>
      <text:p text:style-name="P241"><text:span text:style-name="T165"><text:tab/> org.zkoss.zul.Listitem</text:span><text:span text:style-name="T167">Renderer</text:span></text:p>
      <text:p text:style-name="P242"><text:span text:style-name="T168"/></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5"><text:span text:style-name="T36">render(Listitem item, java.lang.Object data)</text:span></text:p>
            <text:p text:style-name="P78"><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5">void</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25"><text:span text:style-name="T165">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25"><text:span text:style-name="T165">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7"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4"><text:span text:style-name="T60">Show(int messageCode, int titleCode, int button, java.lang.String icon)</text:span></text:p>
            <text:p text:style-name="P78"><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5"><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7" text:outline-level="4"/>
      <text:h text:style-name="Heading_20_3" text:outline-level="3"/>
      <text:h text:style-name="P74" text:outline-level="3"/>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4"><text:tab/>A typical use is to start a transaction and use it for rendering all items from the same request. </text:p>
      <text:h text:style-name="P75" text:outline-level="4">Interface Name</text:h>
      <text:p text:style-name="P241"><text:span text:style-name="T165"><text:tab/>org.zkoss.zul.</text:span><text:span text:style-name="T167">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5"><text:span text:style-name="T102">doCatch(java.lang.Throwable ex)</text:span></text:p>
            <text:p text:style-name="P245"><text:span text:style-name="T169"/></text:p>
          </table:table-cell>
          <table:table-cell table:style-name="Table315.A2" office:value-type="string">
            <text:p text:style-name="P85">Called if any exception occurs when rendering item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Try()</text:span></text:p>
          </table:table-cell>
          <table:table-cell table:style-name="Table315.A2" office:value-type="string">
            <text:p text:style-name="P85">Called before rendering any item.</text:p>
          </table:table-cell>
          <table:table-cell table:style-name="Table315.C2" office:value-type="string">
            <text:p text:style-name="P237"><text:span text:style-name="T165">void</text:span></text:p>
          </table:table-cell>
        </table:table-row>
      </table:table>
      <text:h text:style-name="P187" text:outline-level="4"/>
      <text:h text:style-name="Heading_20_3" text:outline-level="3"/>
      <text:h text:style-name="P74" text:outline-level="3"/>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5" text:outline-level="4">Interface Name</text:h>
      <text:p text:style-name="P241"><text:span text:style-name="T165"><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5"><text:span text:style-name="T36">getClientValidation()</text:span></text:p>
            <text:p text:style-name="P78"/>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5"><text:span text:style-name="T36">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57"><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7">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8">Each JAR could specify a <text:span text:style-name="T6">lang-addon.xml</text:span> file (under the <text:span text:style-name="T6">metainfo/zk</text:span> directory), so you could specify style sheets there if you have more than one style sheets.</text:p>
        </text:list-item>
        <text:list-item>
          <text:p text:style-name="P2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9">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8T18:13:50</dc:date>
    <meta:printed-by>Tom Yeh</meta:printed-by>
    <meta:print-date>2005-12-05T14:19:55</meta:print-date>
    <meta:keyword>ZK ZUL ZHTML</meta:keyword>
    <dc:language>en-US</dc:language>
    <meta:editing-cycles>3377</meta:editing-cycles>
    <meta:editing-duration>P11DT11H33M46S</meta:editing-duration>
    <meta:user-defined meta:name="Info 1"/>
    <meta:user-defined meta:name="Info 2"/>
    <meta:user-defined meta:name="Info 3"/>
    <meta:user-defined meta:name="Info 4"/>
    <meta:document-statistic meta:table-count="366" meta:image-count="88" meta:object-count="0" meta:page-count="339" meta:paragraph-count="8922" meta:word-count="40238" meta:character-count="286383"/>
  </office:meta>
</office:document-meta>
</file>